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ormes – Polyg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orm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orme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nim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Voit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Bog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isco – Aut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isco - Mé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isco – Produi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ominó – coura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ominó – numéroté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parti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parti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partie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partie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circui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sig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lektronika – jau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Ge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recouvremen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meu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immeu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SDB, cuisi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cuisi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Architecture – fenêtres, por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iagramm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iagramm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Fau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Immeub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Plan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Paysa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Vil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Fleu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Soins de santé – Div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Mété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Véhicu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anneaux signalisation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mme bleu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himie – Acides aminés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anneaux logiq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ortes logiques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Emoticon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lèch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1 heur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2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3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4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5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6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7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8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9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10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11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rloge – 12 he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neumatique – Composants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rdinateurs – Général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rdinateurs – Réseau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rdinateurs – Elements réseau.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rdinateurs – Wi-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Nomb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anneaux Dang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Obje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friqu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US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ustral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s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mérique Lati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Europ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Europ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Fran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France – rég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Panne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C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Contin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Moyen-Orien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mérique Centra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Moyen Ag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Mexiqu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Antiquité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Symbo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Histoire –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Cartes – Mond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Récol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Drape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Musique – Instrum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Musique – Parti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ictogrammes Spéciaux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Fê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Alimentat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Humai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Obje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Espa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Photos – Voyag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Logos OpenOffice.org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eg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E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Releg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fr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0">2007.06.20</text:date>, <text:time>13:52:1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20T13:52:15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